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4.51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9">
      <style:table-cell-properties fo:border-bottom="1.5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start"/>
      <style:text-properties style:font-name="Consolas"/>
    </style:style>
    <style:style style:name="ce3" style:family="table-cell" style:parent-style-name="Default" style:data-style-name="N100">
      <style:table-cell-properties fo:border-bottom="1.5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" style:family="table-cell" style:parent-style-name="Default" style:data-style-name="N100">
      <style:table-cell-properties style:vertical-align="middle"/>
      <style:text-properties style:font-name="Consolas"/>
    </style:style>
    <style:style style:name="ce5" style:family="table-cell" style:parent-style-name="Default" style:data-style-name="N3">
      <style:table-cell-properties fo:border-bottom="1.5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6" style:family="table-cell" style:parent-style-name="Default" style:data-style-name="N3">
      <style:table-cell-properties style:vertical-align="middle"/>
      <style:text-properties style:font-name="Consolas"/>
    </style:style>
    <style:style style:name="ce7" style:family="table-cell" style:parent-style-name="Default" style:data-style-name="N111">
      <style:table-cell-properties fo:border-bottom="1.5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8" style:family="table-cell" style:parent-style-name="Default" style:data-style-name="N111">
      <style:table-cell-properties style:vertical-align="middle"/>
      <style:text-properties style:font-name="Consolas"/>
    </style:style>
    <style:style style:name="ce9" style:family="table-cell" style:parent-style-name="Default" style:data-style-name="N100">
      <style:table-cell-properties fo:border-bottom="1.5pt solid #000000" fo:border-left="none" fo:padding="0.049cm" fo:border-right="none" fo:border-top="none" style:vertical-align="middle"/>
      <style:text-properties style:font-name="Consolas"/>
    </style:style>
    <style:style style:name="ce10" style:family="table-cell" style:parent-style-name="Default">
      <style:table-cell-properties style:vertical-align="middle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6"/>
        <table:table-column table:style-name="co4" table:number-columns-repeated="2" table:default-cell-style-name="ce8"/>
        <table:table-column table:style-name="co3" table:number-columns-repeated="2" table:default-cell-style-name="ce8"/>
        <table:table-column table:style-name="co5" table:default-cell-style-name="ce8"/>
        <table:table-column table:style-name="co6" table:number-columns-repeated="16375" table:default-cell-style-name="ce10"/>
        <table:table-row table:style-name="ro1">
          <table:table-cell table:style-name="ce1" office:value-type="string" calcext:value-type="string">
            <text:p>Source Line</text:p>
          </table:table-cell>
          <table:table-cell table:style-name="ce3" office:value-type="string" calcext:value-type="string">
            <text:p>Source</text:p>
          </table:table-cell>
          <table:table-cell table:style-name="ce5" office:value-type="string" calcext:value-type="string">
            <text:p>Clockticks</text:p>
          </table:table-cell>
          <table:table-cell table:style-name="ce5" office:value-type="string" calcext:value-type="string">
            <text:p>Retired</text:p>
          </table:table-cell>
          <table:table-cell table:style-name="ce7" office:value-type="string" calcext:value-type="string">
            <text:p>CPI Rate</text:p>
          </table:table-cell>
          <table:table-cell table:style-name="ce7" office:value-type="string" calcext:value-type="string">
            <text:p>Retiring</text:p>
          </table:table-cell>
          <table:table-cell table:style-name="ce7" office:value-type="string" calcext:value-type="string">
            <text:p>Front-End Bound</text:p>
          </table:table-cell>
          <table:table-cell table:style-name="ce7" office:value-type="string" calcext:value-type="string">
            <text:p>Bad Speculation</text:p>
          </table:table-cell>
          <table:table-cell table:style-name="ce7" office:value-type="string" calcext:value-type="string">
            <text:p>Back-End Bound</text:p>
          </table:table-cell>
          <table:table-cell table:style-name="ce9" table:number-columns-repeated="16375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/*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<text:s/>* Code for simulations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<text:s/>*/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004</text:p>
          </table:table-cell>
          <table:table-cell table:number-columns-repeated="16383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// ReSharper disable CppTooWideScope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// ReSharper disable CppTooWideScopeInitStatement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#include "openVCB.hh"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008</text:p>
          </table:table-cell>
          <table:table-cell table:number-columns-repeated="16383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namespace openVCB {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010</text:p>
          </table:table-cell>
          <table:table-cell table:number-columns-repeated="16383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[[__gnu__::__hot__]]</text:p>
          </table:table-cell>
          <table:table-cell table:number-columns-repeated="16382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SimulationResult</text:p>
          </table:table-cell>
          <table:table-cell table:number-columns-repeated="16382"/>
        </table:table-row>
        <table:table-row table:style-name="ro2">
          <table:table-cell office:value-type="float" office:value="13" calcext:value-type="float">
            <text:p>013</text:p>
          </table:table-cell>
          <table:table-cell office:value-type="string" calcext:value-type="string">
            <text:p>Project::tick(int const numTicks, int64_t const maxEvents)</text:p>
          </table:table-cell>
          <table:table-cell table:number-columns-repeated="16382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{</text:p>
          </table:table-cell>
          <table:table-cell table:number-columns-repeated="16382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<text:s text:c="6"/>SimulationResult res{};</text:p>
          </table:table-cell>
          <table:table-cell table:number-columns-repeated="16382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16383"/>
        </table:table-row>
        <table:table-row table:style-name="ro2">
          <table:table-cell office:value-type="float" office:value="17" calcext:value-type="float">
            <text:p>017</text:p>
          </table:table-cell>
          <table:table-cell office:value-type="string" calcext:value-type="string">
            <text:p><text:s text:c="6"/>for (; res.numTicksProcessed &lt; numTicks; ++res.numTicksProcessed)</text:p>
          </table:table-cell>
          <table:table-cell office:value-type="float" office:value="190800000" calcext:value-type="float">
            <text:p>190,800,000</text:p>
          </table:table-cell>
          <table:table-cell office:value-type="float" office:value="280800000" calcext:value-type="float">
            <text:p>280,800,000</text:p>
          </table:table-cell>
          <table:table-cell office:value-type="float" office:value="0.679487" calcext:value-type="float">
            <text:p>0.67948700</text:p>
          </table:table-cell>
          <table:table-cell office:value-type="float" office:value="0.0000739033" calcext:value-type="float">
            <text:p>0.00007390</text:p>
          </table:table-cell>
          <table:table-cell office:value-type="float" office:value="0.000594585" calcext:value-type="float">
            <text:p>0.00059459</text:p>
          </table:table-cell>
          <table:table-cell office:value-type="float" office:value="0.0000628175" calcext:value-type="float">
            <text:p>0.00006282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<text:s text:c="6"/>{</text:p>
          </table:table-cell>
          <table:table-cell table:number-columns-repeated="16382"/>
        </table:table-row>
        <table:table-row table:style-name="ro2">
          <table:table-cell office:value-type="float" office:value="19" calcext:value-type="float">
            <text:p>019</text:p>
          </table:table-cell>
          <table:table-cell office:value-type="string" calcext:value-type="string">
            <text:p><text:s text:c="12"/>if (res.numEventsProcessed &gt; maxEvents)</text:p>
          </table:table-cell>
          <table:table-cell table:number-columns-repeated="16382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<text:s text:c="18"/>return res;</text:p>
          </table:table-cell>
          <table:table-cell table:number-columns-repeated="1638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16383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<text:s text:c="12"/>for (auto &amp;[index, bp_logic] : breakpoints) {</text:p>
          </table:table-cell>
          <table:table-cell office:value-type="float" office:value="54000000" calcext:value-type="float">
            <text:p>54,000,000</text:p>
          </table:table-cell>
          <table:table-cell office:value-type="float" office:value="72000000" calcext:value-type="float">
            <text:p>72,000,000</text:p>
          </table:table-cell>
          <table:table-cell office:value-type="float" office:value="0.75" calcext:value-type="float">
            <text:p>0.75000000</text:p>
          </table:table-cell>
          <table:table-cell office:value-type="float" office:value="0.00000739033" calcext:value-type="float">
            <text:p>0.0000073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124711" calcext:value-type="float">
            <text:p>0.00001247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23" calcext:value-type="float">
            <text:p>023</text:p>
          </table:table-cell>
          <table:table-cell office:value-type="string" calcext:value-type="string">
            <text:p><text:s text:c="18"/>auto const &amp;state = states[index];</text:p>
          </table:table-cell>
          <table:table-cell table:number-columns-repeated="16382"/>
        </table:table-row>
        <table:table-row table:style-name="ro2">
          <table:table-cell office:value-type="float" office:value="24" calcext:value-type="float">
            <text:p>024</text:p>
          </table:table-cell>
          <table:table-cell office:value-type="string" calcext:value-type="string">
            <text:p><text:s text:c="18"/>if (state.logic != bp_logic) {</text:p>
          </table:table-cell>
          <table:table-cell table:number-columns-repeated="16382"/>
        </table:table-row>
        <table:table-row table:style-name="ro2">
          <table:table-cell office:value-type="float" office:value="25" calcext:value-type="float">
            <text:p>025</text:p>
          </table:table-cell>
          <table:table-cell office:value-type="string" calcext:value-type="string">
            <text:p><text:s text:c="24"/>bp_logic <text:s text:c="6"/>= state.logic;</text:p>
          </table:table-cell>
          <table:table-cell table:number-columns-repeated="16382"/>
        </table:table-row>
        <table:table-row table:style-name="ro2">
          <table:table-cell office:value-type="float" office:value="26" calcext:value-type="float">
            <text:p>026</text:p>
          </table:table-cell>
          <table:table-cell office:value-type="string" calcext:value-type="string">
            <text:p><text:s text:c="24"/>res.breakpoint = true;</text:p>
          </table:table-cell>
          <table:table-cell table:number-columns-repeated="16382"/>
        </table:table-row>
        <table:table-row table:style-name="ro2">
          <table:table-cell office:value-type="float" office:value="27" calcext:value-type="float">
            <text:p>027</text:p>
          </table:table-cell>
          <table:table-cell office:value-type="string" calcext:value-type="string">
            <text:p><text:s text:c="18"/>}</text:p>
          </table:table-cell>
          <table:table-cell table:number-columns-repeated="16382"/>
        </table:table-row>
        <table:table-row table:style-name="ro2">
          <table:table-cell office:value-type="float" office:value="28" calcext:value-type="float">
            <text:p>028</text:p>
          </table:table-cell>
          <table:table-cell office:value-type="string" calcext:value-type="string">
            <text:p><text:s text:c="12"/>}</text:p>
          </table:table-cell>
          <table:table-cell table:number-columns-repeated="16382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<text:s text:c="12"/>if (res.breakpoint)</text:p>
          </table:table-cell>
          <table:table-cell table:number-columns-repeated="16382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<text:s text:c="18"/>return res;</text:p>
          </table:table-cell>
          <table:table-cell table:number-columns-repeated="16382"/>
        </table:table-row>
        <table:table-row table:style-name="ro2">
          <table:table-cell office:value-type="float" office:value="31" calcext:value-type="float">
            <text:p>031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032</text:p>
          </table:table-cell>
          <table:table-cell office:value-type="string" calcext:value-type="string">
            <text:p><text:s text:c="12"/>for (auto const &amp;[buffer, bufferSize, idx] : instrumentBuffers) {</text:p>
          </table:table-cell>
          <table:table-cell office:value-type="float" office:value="79200000" calcext:value-type="float">
            <text:p>79,200,000</text:p>
          </table:table-cell>
          <table:table-cell office:value-type="float" office:value="327600000" calcext:value-type="float">
            <text:p>327,600,000</text:p>
          </table:table-cell>
          <table:table-cell office:value-type="float" office:value="0.241758" calcext:value-type="float">
            <text:p>0.24175800</text:p>
          </table:table-cell>
          <table:table-cell office:value-type="float" office:value="0.0000295613" calcext:value-type="float">
            <text:p>0.00002956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355658" calcext:value-type="float">
            <text:p>0.00003557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33" calcext:value-type="float">
            <text:p>033</text:p>
          </table:table-cell>
          <table:table-cell office:value-type="string" calcext:value-type="string">
            <text:p>#ifdef OVCB_MT</text:p>
          </table:table-cell>
          <table:table-cell table:number-columns-repeated="16382"/>
        </table:table-row>
        <table:table-row table:style-name="ro2">
          <table:table-cell office:value-type="float" office:value="34" calcext:value-type="float">
            <text:p>034</text:p>
          </table:table-cell>
          <table:table-cell office:value-type="string" calcext:value-type="string">
            <text:p><text:s text:c="18"/>memmove(&amp;buffer[tickNum % bufferSize], &amp;states[idx], sizeof(InkState));</text:p>
          </table:table-cell>
          <table:table-cell table:number-columns-repeated="16382"/>
        </table:table-row>
        <table:table-row table:style-name="ro2">
          <table:table-cell office:value-type="float" office:value="35" calcext:value-type="float">
            <text:p>035</text:p>
          </table:table-cell>
          <table:table-cell office:value-type="string" calcext:value-type="string">
            <text:p>#else</text:p>
          </table:table-cell>
          <table:table-cell table:number-columns-repeated="16382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<text:s text:c="18"/>buffer[tickNum % bufferSize] = states[idx];</text:p>
          </table:table-cell>
          <table:table-cell office:value-type="float" office:value="1224000000" calcext:value-type="float">
            <text:p>1,224,000,000</text:p>
          </table:table-cell>
          <table:table-cell office:value-type="float" office:value="356400000" calcext:value-type="float">
            <text:p>356,400,000</text:p>
          </table:table-cell>
          <table:table-cell office:value-type="float" office:value="3.43434" calcext:value-type="float">
            <text:p>3.43434000</text:p>
          </table:table-cell>
          <table:table-cell office:value-type="float" office:value="0.000251271" calcext:value-type="float">
            <text:p>0.00025127</text:p>
          </table:table-cell>
          <table:table-cell office:value-type="float" office:value="0.00178375" calcext:value-type="float">
            <text:p>0.00178375</text:p>
          </table:table-cell>
          <table:table-cell office:value-type="float" office:value="0.000503003" calcext:value-type="float">
            <text:p>0.00050300</text:p>
          </table:table-cell>
          <table:table-cell office:value-type="float" office:value="0.000431713" calcext:value-type="float">
            <text:p>0.00043171</text:p>
          </table:table-cell>
          <table:table-cell table:number-columns-repeated="16375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#endif</text:p>
          </table:table-cell>
          <table:table-cell table:number-columns-repeated="16382"/>
        </table:table-row>
        <table:table-row table:style-name="ro2">
          <table:table-cell office:value-type="float" office:value="38" calcext:value-type="float">
            <text:p>038</text:p>
          </table:table-cell>
          <table:table-cell office:value-type="string" calcext:value-type="string">
            <text:p><text:s text:c="12"/>}</text:p>
          </table:table-cell>
          <table:table-cell table:number-columns-repeated="16382"/>
        </table:table-row>
        <table:table-row table:style-name="ro2">
          <table:table-cell office:value-type="float" office:value="39" calcext:value-type="float">
            <text:p>039</text:p>
          </table:table-cell>
          <table:table-cell office:value-type="string" calcext:value-type="string">
            <text:p><text:s text:c="12"/>++tickNum;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118917" calcext:value-type="float">
            <text:p>0.00118917</text:p>
          </table:table-cell>
          <table:table-cell table:number-columns-repeated="2"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40" calcext:value-type="float">
            <text:p>040</text:p>
          </table:table-cell>
          <table:table-cell table:number-columns-repeated="1638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<text:s text:c="12"/>// VMem implementation.</text:p>
          </table:table-cell>
          <table:table-cell table:number-columns-repeated="16382"/>
        </table:table-row>
        <table:table-row table:style-name="ro2">
          <table:table-cell office:value-type="float" office:value="42" calcext:value-type="float">
            <text:p>042</text:p>
          </table:table-cell>
          <table:table-cell office:value-type="string" calcext:value-type="string">
            <text:p><text:s text:c="12"/>if (vmem) {</text:p>
          </table:table-cell>
          <table:table-cell table:number-columns-repeated="16382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<text:s text:c="18"/>// Get current address</text:p>
          </table:table-cell>
          <table:table-cell table:number-columns-repeated="16382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<text:s text:c="18"/>uint32_t addr = 0;</text:p>
          </table:table-cell>
          <table:table-cell table:number-columns-repeated="16382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<text:s text:c="18"/>for (int k = 0; k &lt; vmAddr.numBits; ++k)</text:p>
          </table:table-cell>
          <table:table-cell office:value-type="float" office:value="514800000" calcext:value-type="float">
            <text:p>514,800,000</text:p>
          </table:table-cell>
          <table:table-cell office:value-type="float" office:value="1677600000" calcext:value-type="float">
            <text:p>1,677,600,000</text:p>
          </table:table-cell>
          <table:table-cell office:value-type="float" office:value="0.306867" calcext:value-type="float">
            <text:p>0.30686700</text:p>
          </table:table-cell>
          <table:table-cell office:value-type="float" office:value="0.000406468" calcext:value-type="float">
            <text:p>0.00040647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00863425" calcext:value-type="float">
            <text:p>0.00008634</text:p>
          </table:table-cell>
          <table:table-cell table:number-columns-repeated="16375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<text:s text:c="24"/>addr |= static_cast&lt;unsigned&gt;(getOn(states[vmAddr.gids[k]].logic)) &lt;&lt; k;</text:p>
          </table:table-cell>
          <table:table-cell office:value-type="float" office:value="583200000" calcext:value-type="float">
            <text:p>583,200,000</text:p>
          </table:table-cell>
          <table:table-cell office:value-type="float" office:value="2390400000" calcext:value-type="float">
            <text:p>2,390,400,000</text:p>
          </table:table-cell>
          <table:table-cell office:value-type="float" office:value="0.243976" calcext:value-type="float">
            <text:p>0.24397600</text:p>
          </table:table-cell>
          <table:table-cell office:value-type="float" office:value="0.000243881" calcext:value-type="float">
            <text:p>0.00024388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0302199" calcext:value-type="float">
            <text:p>0.00030220</text:p>
          </table:table-cell>
          <table:table-cell table:number-columns-repeated="16375"/>
        </table:table-row>
        <table:table-row table:style-name="ro2">
          <table:table-cell office:value-type="float" office:value="47" calcext:value-type="float">
            <text:p>047</text:p>
          </table:table-cell>
          <table:table-cell table:number-columns-repeated="16383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<text:s text:c="18"/>if (addr != lastVMemAddr) {</text:p>
          </table:table-cell>
          <table:table-cell office:value-type="float" office:value="39600000" calcext:value-type="float">
            <text:p>39,600,000</text:p>
          </table:table-cell>
          <table:table-cell office:value-type="float" office:value="144000000" calcext:value-type="float">
            <text:p>144,000,000</text:p>
          </table:table-cell>
          <table:table-cell office:value-type="float" office:value="0.275" calcext:value-type="float">
            <text:p>0.27500000</text:p>
          </table:table-cell>
          <table:table-cell office:value-type="float" office:value="0.0000295613" calcext:value-type="float">
            <text:p>0.00002956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00431713" calcext:value-type="float">
            <text:p>0.00004317</text:p>
          </table:table-cell>
          <table:table-cell table:number-columns-repeated="16375"/>
        </table:table-row>
        <table:table-row table:style-name="ro2">
          <table:table-cell office:value-type="float" office:value="49" calcext:value-type="float">
            <text:p>049</text:p>
          </table:table-cell>
          <table:table-cell office:value-type="string" calcext:value-type="string">
            <text:p><text:s text:c="24"/>// Load address</text:p>
          </table:table-cell>
          <table:table-cell table:number-columns-repeated="16382"/>
        </table:table-row>
        <table:table-row table:style-name="ro2">
          <table:table-cell office:value-type="float" office:value="50" calcext:value-type="float">
            <text:p>050</text:p>
          </table:table-cell>
          <table:table-cell office:value-type="string" calcext:value-type="string">
            <text:p><text:s text:c="24"/>lastVMemAddr <text:s/>= addr;</text:p>
          </table:table-cell>
          <table:table-cell office:value-type="float" office:value="7200000" calcext:value-type="float">
            <text:p>7,20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739033" calcext:value-type="float">
            <text:p>0.00000739</text:p>
          </table:table-cell>
          <table:table-cell office:value-type="float" office:value="0.00178375" calcext:value-type="float">
            <text:p>0.00178375</text:p>
          </table:table-cell>
          <table:table-cell office:value-type="float" office:value="0.00000277135" calcext:value-type="float">
            <text:p>0.00000277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#ifdef OVCB_BYTE_ORIENTED_VMEM</text:p>
          </table:table-cell>
          <table:table-cell table:number-columns-repeated="16382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<text:s text:c="24"/>// Clang compiles this down to a very tidy handful of instructions.</text:p>
          </table:table-cell>
          <table:table-cell table:number-columns-repeated="16382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<text:s text:c="24"/>// In fact, it did better than I did writing assembly by hand.</text:p>
          </table:table-cell>
          <table:table-cell table:number-columns-repeated="16382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<text:s text:c="24"/>uint32_t data = (vmem.b[addr]) | (vmem.b[addr+1]&lt;&lt;8) | (vmem.b[addr+2]&lt;&lt;16) | (vmem.b[addr+3]&lt;&lt;24);</text:p>
          </table:table-cell>
          <table:table-cell table:number-columns-repeated="16382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#else</text:p>
          </table:table-cell>
          <table:table-cell table:number-columns-repeated="16382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<text:s text:c="24"/>uint32_t data = vmem.i[addr];</text:p>
          </table:table-cell>
          <table:table-cell office:value-type="float" office:value="54000000" calcext:value-type="float">
            <text:p>54,00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739033" calcext:value-type="float">
            <text:p>0.0000073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180138" calcext:value-type="float">
            <text:p>0.00001801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#endif</text:p>
          </table:table-cell>
          <table:table-cell table:number-columns-repeated="16382"/>
        </table:table-row>
        <table:table-row table:style-name="ro2">
          <table:table-cell office:value-type="float" office:value="58" calcext:value-type="float">
            <text:p>058</text:p>
          </table:table-cell>
          <table:table-cell table:number-columns-repeated="16383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<text:s text:c="24"/>// Turn on those latches</text:p>
          </table:table-cell>
          <table:table-cell table:number-columns-repeated="16382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<text:s text:c="24"/>for (int k = 0; k &lt; vmData.numBits; ++k) {</text:p>
          </table:table-cell>
          <table:table-cell office:value-type="float" office:value="39600000" calcext:value-type="float">
            <text:p>39,600,000</text:p>
          </table:table-cell>
          <table:table-cell office:value-type="float" office:value="46800000" calcext:value-type="float">
            <text:p>46,800,000</text:p>
          </table:table-cell>
          <table:table-cell office:value-type="float" office:value="0.846154" calcext:value-type="float">
            <text:p>0.84615400</text:p>
          </table:table-cell>
          <table:table-cell office:value-type="float" office:value="0.00000739033" calcext:value-type="float">
            <text:p>0.00000739</text:p>
          </table:table-cell>
          <table:table-cell office:value-type="float" office:value="0.000594585" calcext:value-type="float">
            <text:p>0.00059459</text:p>
          </table:table-cell>
          <table:table-cell office:value-type="float" office:value="0.0000341802" calcext:value-type="float">
            <text:p>0.00003418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<text:s text:c="30"/>auto <text:s text:c="5"/>&amp;state = states[vmData.gids[k]];</text:p>
          </table:table-cell>
          <table:table-cell office:value-type="float" office:value="43200000" calcext:value-type="float">
            <text:p>43,200,000</text:p>
          </table:table-cell>
          <table:table-cell office:value-type="float" office:value="234000000" calcext:value-type="float">
            <text:p>234,000,000</text:p>
          </table:table-cell>
          <table:table-cell office:value-type="float" office:value="0.184615" calcext:value-type="float">
            <text:p>0.18461500</text:p>
          </table:table-cell>
          <table:table-cell office:value-type="float" office:value="0.0000517323" calcext:value-type="float">
            <text:p>0.00005173</text:p>
          </table:table-cell>
          <table:table-cell table:number-columns-repeated="3"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<text:s text:c="30"/>bool const isOn <text:s/>= getOn(state.logic);</text:p>
          </table:table-cell>
          <table:table-cell table:number-columns-repeated="16382"/>
        </table:table-row>
        <table:table-row table:style-name="ro2">
          <table:table-cell office:value-type="float" office:value="63" calcext:value-type="float">
            <text:p>063</text:p>
          </table:table-cell>
          <table:table-cell table:number-columns-repeated="16383"/>
        </table:table-row>
        <table:table-row table:style-name="ro2">
          <table:table-cell office:value-type="float" office:value="64" calcext:value-type="float">
            <text:p>064</text:p>
          </table:table-cell>
          <table:table-cell office:value-type="string" calcext:value-type="string">
            <text:p><text:s text:c="30"/>if (((data &gt;&gt; k) &amp; 1) != isOn) {</text:p>
          </table:table-cell>
          <table:table-cell office:value-type="float" office:value="86400000" calcext:value-type="float">
            <text:p>86,400,000</text:p>
          </table:table-cell>
          <table:table-cell office:value-type="float" office:value="165600000" calcext:value-type="float">
            <text:p>165,600,000</text:p>
          </table:table-cell>
          <table:table-cell office:value-type="float" office:value="0.521739" calcext:value-type="float">
            <text:p>0.52173900</text:p>
          </table:table-cell>
          <table:table-cell office:value-type="float" office:value="0.0000517323" calcext:value-type="float">
            <text:p>0.00005173</text:p>
          </table:table-cell>
          <table:table-cell office:value-type="float" office:value="0.00178375" calcext:value-type="float">
            <text:p>0.00178375</text:p>
          </table:table-cell>
          <table:table-cell office:value-type="float" office:value="0.0000549653" calcext:value-type="float">
            <text:p>0.00005497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65" calcext:value-type="float">
            <text:p>065</text:p>
          </table:table-cell>
          <table:table-cell office:value-type="string" calcext:value-type="string">
            <text:p><text:s text:c="36"/>state.activeInputs = 1;</text:p>
          </table:table-cell>
          <table:table-cell office:value-type="float" office:value="122400000" calcext:value-type="float">
            <text:p>122,400,000</text:p>
          </table:table-cell>
          <table:table-cell office:value-type="float" office:value="14400000" calcext:value-type="float">
            <text:p>14,400,000</text:p>
          </table:table-cell>
          <table:table-cell office:value-type="float" office:value="8.5" calcext:value-type="float">
            <text:p>8.50000000</text:p>
          </table:table-cell>
          <table:table-cell office:value-type="float" office:value="0.0000295613" calcext:value-type="float">
            <text:p>0.00002956</text:p>
          </table:table-cell>
          <table:table-cell office:value-type="float" office:value="0.000594585" calcext:value-type="float">
            <text:p>0.00059459</text:p>
          </table:table-cell>
          <table:table-cell office:value-type="float" office:value="0.0000508081" calcext:value-type="float">
            <text:p>0.00005081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<text:s text:c="36"/>if (state.visited)</text:p>
          </table:table-cell>
          <table:table-cell office:value-type="float" office:value="43200000" calcext:value-type="float">
            <text:p>43,200,000</text:p>
          </table:table-cell>
          <table:table-cell office:value-type="float" office:value="18000000" calcext:value-type="float">
            <text:p>18,000,000</text:p>
          </table:table-cell>
          <table:table-cell office:value-type="float" office:value="2.4" calcext:value-type="float">
            <text:p>2.40000000</text:p>
          </table:table-cell>
          <table:table-cell office:value-type="float" office:value="0.0000147807" calcext:value-type="float">
            <text:p>0.00001478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193995" calcext:value-type="float">
            <text:p>0.00001940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67" calcext:value-type="float">
            <text:p>067</text:p>
          </table:table-cell>
          <table:table-cell office:value-type="string" calcext:value-type="string">
            <text:p><text:s text:c="42"/>continue;</text:p>
          </table:table-cell>
          <table:table-cell table:number-columns-repeated="16382"/>
        </table:table-row>
        <table:table-row table:style-name="ro2">
          <table:table-cell office:value-type="float" office:value="68" calcext:value-type="float">
            <text:p>068</text:p>
          </table:table-cell>
          <table:table-cell office:value-type="string" calcext:value-type="string">
            <text:p><text:s text:c="36"/>state.visited <text:s text:c="6"/>= true;</text:p>
          </table:table-cell>
          <table:table-cell table:number-columns-repeated="16382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string" calcext:value-type="string">
            <text:p><text:s text:c="36"/>updateQ[0][qSize++] = vmData.gids[k];</text:p>
          </table:table-cell>
          <table:table-cell office:value-type="float" office:value="25200000" calcext:value-type="float">
            <text:p>25,200,000</text:p>
          </table:table-cell>
          <table:table-cell office:value-type="float" office:value="61200000" calcext:value-type="float">
            <text:p>61,200,000</text:p>
          </table:table-cell>
          <table:table-cell office:value-type="float" office:value="0.411765" calcext:value-type="float">
            <text:p>0.411765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594585" calcext:value-type="float">
            <text:p>0.00059459</text:p>
          </table:table-cell>
          <table:table-cell office:value-type="float" office:value="0.0000263279" calcext:value-type="float">
            <text:p>0.00002633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string" calcext:value-type="string">
            <text:p><text:s text:c="30"/>}</text:p>
          </table:table-cell>
          <table:table-cell table:number-columns-repeated="16382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<text:s text:c="24"/>}</text:p>
          </table:table-cell>
          <table:table-cell table:number-columns-repeated="16382"/>
        </table:table-row>
        <table:table-row table:style-name="ro2">
          <table:table-cell office:value-type="float" office:value="72" calcext:value-type="float">
            <text:p>072</text:p>
          </table:table-cell>
          <table:table-cell table:number-columns-repeated="16383"/>
        </table:table-row>
        <table:table-row table:style-name="ro2">
          <table:table-cell office:value-type="float" office:value="73" calcext:value-type="float">
            <text:p>073</text:p>
          </table:table-cell>
          <table:table-cell office:value-type="string" calcext:value-type="string">
            <text:p><text:s text:c="24"/>// Forcibly ignore further address updates</text:p>
          </table:table-cell>
          <table:table-cell table:number-columns-repeated="16382"/>
        </table:table-row>
        <table:table-row table:style-name="ro2">
          <table:table-cell office:value-type="float" office:value="74" calcext:value-type="float">
            <text:p>074</text:p>
          </table:table-cell>
          <table:table-cell office:value-type="string" calcext:value-type="string">
            <text:p><text:s text:c="24"/>for (int k = 0; k &lt; vmAddr.numBits; ++k)</text:p>
          </table:table-cell>
          <table:table-cell office:value-type="float" office:value="10800000" calcext:value-type="float">
            <text:p>10,800,000</text:p>
          </table:table-cell>
          <table:table-cell office:value-type="float" office:value="28800000" calcext:value-type="float">
            <text:p>28,800,000</text:p>
          </table:table-cell>
          <table:table-cell office:value-type="float" office:value="0.375" calcext:value-type="float">
            <text:p>0.37500000</text:p>
          </table:table-cell>
          <table:table-cell office:value-type="float" office:value="0.00000739033" calcext:value-type="float">
            <text:p>0.00000739</text:p>
          </table:table-cell>
          <table:table-cell office:value-type="float" office:value="0.000594585" calcext:value-type="float">
            <text:p>0.00059459</text:p>
          </table:table-cell>
          <table:table-cell office:value-type="float" office:value="0.0000101616" calcext:value-type="float">
            <text:p>0.00001016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75" calcext:value-type="float">
            <text:p>075</text:p>
          </table:table-cell>
          <table:table-cell office:value-type="string" calcext:value-type="string">
            <text:p><text:s text:c="30"/>states[vmAddr.gids[k]].activeInputs = 0;</text:p>
          </table:table-cell>
          <table:table-cell office:value-type="float" office:value="165600000" calcext:value-type="float">
            <text:p>165,600,000</text:p>
          </table:table-cell>
          <table:table-cell office:value-type="float" office:value="46800000" calcext:value-type="float">
            <text:p>46,800,000</text:p>
          </table:table-cell>
          <table:table-cell office:value-type="float" office:value="3.53846" calcext:value-type="float">
            <text:p>3.53846000</text:p>
          </table:table-cell>
          <table:table-cell office:value-type="float" office:value="0.000022171" calcext:value-type="float">
            <text:p>0.00002217</text:p>
          </table:table-cell>
          <table:table-cell office:value-type="float" office:value="0.00535126" calcext:value-type="float">
            <text:p>0.00535126</text:p>
          </table:table-cell>
          <table:table-cell office:value-type="float" office:value="0.0000152422" calcext:value-type="float">
            <text:p>0.00001524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76" calcext:value-type="float">
            <text:p>076</text:p>
          </table:table-cell>
          <table:table-cell office:value-type="string" calcext:value-type="string">
            <text:p><text:s text:c="18"/>} else {</text:p>
          </table:table-cell>
          <table:table-cell table:number-columns-repeated="16382"/>
        </table:table-row>
        <table:table-row table:style-name="ro2">
          <table:table-cell office:value-type="float" office:value="77" calcext:value-type="float">
            <text:p>077</text:p>
          </table:table-cell>
          <table:table-cell office:value-type="string" calcext:value-type="string">
            <text:p><text:s text:c="24"/>// Write address</text:p>
          </table:table-cell>
          <table:table-cell table:number-columns-repeated="16382"/>
        </table:table-row>
        <table:table-row table:style-name="ro2">
          <table:table-cell office:value-type="float" office:value="78" calcext:value-type="float">
            <text:p>078</text:p>
          </table:table-cell>
          <table:table-cell office:value-type="string" calcext:value-type="string">
            <text:p><text:s text:c="24"/>uint32_t data = 0;</text:p>
          </table:table-cell>
          <table:table-cell table:number-columns-repeated="16382"/>
        </table:table-row>
        <table:table-row table:style-name="ro2">
          <table:table-cell office:value-type="float" office:value="79" calcext:value-type="float">
            <text:p>079</text:p>
          </table:table-cell>
          <table:table-cell office:value-type="string" calcext:value-type="string">
            <text:p><text:s text:c="24"/>for (int k = 0; k &lt; vmData.numBits; ++k) {</text:p>
          </table:table-cell>
          <table:table-cell office:value-type="float" office:value="432000000" calcext:value-type="float">
            <text:p>432,000,000</text:p>
          </table:table-cell>
          <table:table-cell office:value-type="float" office:value="1281600000" calcext:value-type="float">
            <text:p>1,281,600,000</text:p>
          </table:table-cell>
          <table:table-cell office:value-type="float" office:value="0.337079" calcext:value-type="float">
            <text:p>0.33707900</text:p>
          </table:table-cell>
          <table:table-cell office:value-type="float" office:value="0.000384297" calcext:value-type="float">
            <text:p>0.00038430</text:p>
          </table:table-cell>
          <table:table-cell office:value-type="float" office:value="0.000594585" calcext:value-type="float">
            <text:p>0.00059459</text:p>
          </table:table-cell>
          <table:table-cell office:value-type="float" office:value="0.0000642026" calcext:value-type="float">
            <text:p>0.00006420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80" calcext:value-type="float">
            <text:p>080</text:p>
          </table:table-cell>
          <table:table-cell office:value-type="string" calcext:value-type="string">
            <text:p><text:s text:c="30"/>auto const &amp;state = states[vmData.gids[k]];</text:p>
          </table:table-cell>
          <table:table-cell office:value-type="float" office:value="190800000" calcext:value-type="float">
            <text:p>190,800,000</text:p>
          </table:table-cell>
          <table:table-cell office:value-type="float" office:value="316800000" calcext:value-type="float">
            <text:p>316,800,000</text:p>
          </table:table-cell>
          <table:table-cell office:value-type="float" office:value="0.602273" calcext:value-type="float">
            <text:p>0.60227300</text:p>
          </table:table-cell>
          <table:table-cell office:value-type="float" office:value="0.000147807" calcext:value-type="float">
            <text:p>0.00014781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29099" calcext:value-type="float">
            <text:p>0.00002910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81" calcext:value-type="float">
            <text:p>081</text:p>
          </table:table-cell>
          <table:table-cell office:value-type="string" calcext:value-type="string">
            <text:p><text:s text:c="30"/>data |= static_cast&lt;unsigned&gt;(getOn(state.logic)) &lt;&lt; k;</text:p>
          </table:table-cell>
          <table:table-cell office:value-type="float" office:value="864000000" calcext:value-type="float">
            <text:p>864,000,000</text:p>
          </table:table-cell>
          <table:table-cell office:value-type="float" office:value="2314800000" calcext:value-type="float">
            <text:p>2,314,800,000</text:p>
          </table:table-cell>
          <table:table-cell office:value-type="float" office:value="0.37325" calcext:value-type="float">
            <text:p>0.37325000</text:p>
          </table:table-cell>
          <table:table-cell office:value-type="float" office:value="0.000812936" calcext:value-type="float">
            <text:p>0.00081294</text:p>
          </table:table-cell>
          <table:table-cell office:value-type="float" office:value="0.000594585" calcext:value-type="float">
            <text:p>0.0005945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259028" calcext:value-type="float">
            <text:p>0.00025903</text:p>
          </table:table-cell>
          <table:table-cell table:number-columns-repeated="16375"/>
        </table:table-row>
        <table:table-row table:style-name="ro2">
          <table:table-cell office:value-type="float" office:value="82" calcext:value-type="float">
            <text:p>082</text:p>
          </table:table-cell>
          <table:table-cell office:value-type="string" calcext:value-type="string">
            <text:p><text:s text:c="24"/>}</text:p>
          </table:table-cell>
          <table:table-cell table:number-columns-repeated="16382"/>
        </table:table-row>
        <table:table-row table:style-name="ro2">
          <table:table-cell office:value-type="float" office:value="83" calcext:value-type="float">
            <text:p>083</text:p>
          </table:table-cell>
          <table:table-cell table:number-columns-repeated="16383"/>
        </table:table-row>
        <table:table-row table:style-name="ro2">
          <table:table-cell office:value-type="float" office:value="84" calcext:value-type="float">
            <text:p>084</text:p>
          </table:table-cell>
          <table:table-cell office:value-type="string" calcext:value-type="string">
            <text:p>#ifdef OVCB_BYTE_ORIENTED_VMEM</text:p>
          </table:table-cell>
          <table:table-cell table:number-columns-repeated="16382"/>
        </table:table-row>
        <table:table-row table:style-name="ro2">
          <table:table-cell office:value-type="float" office:value="85" calcext:value-type="float">
            <text:p>085</text:p>
          </table:table-cell>
          <table:table-cell office:value-type="string" calcext:value-type="string">
            <text:p><text:s text:c="24"/>auto *const tmp_ptr = vmem.word_at_byte(addr);</text:p>
          </table:table-cell>
          <table:table-cell table:number-columns-repeated="16382"/>
        </table:table-row>
        <table:table-row table:style-name="ro2">
          <table:table-cell office:value-type="float" office:value="86" calcext:value-type="float">
            <text:p>086</text:p>
          </table:table-cell>
          <table:table-cell office:value-type="string" calcext:value-type="string">
            <text:p><text:s text:c="24"/>*tmp_ptr = data | ((~UINT32_C(0) &lt;&lt; vmData.numBits) &amp; *tmp_ptr);</text:p>
          </table:table-cell>
          <table:table-cell table:number-columns-repeated="16382"/>
        </table:table-row>
        <table:table-row table:style-name="ro2">
          <table:table-cell office:value-type="float" office:value="87" calcext:value-type="float">
            <text:p>087</text:p>
          </table:table-cell>
          <table:table-cell office:value-type="string" calcext:value-type="string">
            <text:p>#else</text:p>
          </table:table-cell>
          <table:table-cell table:number-columns-repeated="16382"/>
        </table:table-row>
        <table:table-row table:style-name="ro2">
          <table:table-cell office:value-type="float" office:value="88" calcext:value-type="float">
            <text:p>088</text:p>
          </table:table-cell>
          <table:table-cell office:value-type="string" calcext:value-type="string">
            <text:p><text:s text:c="24"/>vmem.i[addr] = data;</text:p>
          </table:table-cell>
          <table:table-cell office:value-type="float" office:value="36000000" calcext:value-type="float">
            <text:p>36,000,000</text:p>
          </table:table-cell>
          <table:table-cell office:value-type="float" office:value="79200000" calcext:value-type="float">
            <text:p>79,200,000</text:p>
          </table:table-cell>
          <table:table-cell office:value-type="float" office:value="0.454545" calcext:value-type="float">
            <text:p>0.45454500</text:p>
          </table:table-cell>
          <table:table-cell office:value-type="float" office:value="0.0000739033" calcext:value-type="float">
            <text:p>0.00007390</text:p>
          </table:table-cell>
          <table:table-cell table:number-columns-repeated="3"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89" calcext:value-type="float">
            <text:p>089</text:p>
          </table:table-cell>
          <table:table-cell office:value-type="string" calcext:value-type="string">
            <text:p>#endif</text:p>
          </table:table-cell>
          <table:table-cell table:number-columns-repeated="16382"/>
        </table:table-row>
        <table:table-row table:style-name="ro2">
          <table:table-cell office:value-type="float" office:value="90" calcext:value-type="float">
            <text:p>090</text:p>
          </table:table-cell>
          <table:table-cell office:value-type="string" calcext:value-type="string">
            <text:p><text:s text:c="18"/>}</text:p>
          </table:table-cell>
          <table:table-cell table:number-columns-repeated="16382"/>
        </table:table-row>
        <table:table-row table:style-name="ro2">
          <table:table-cell office:value-type="float" office:value="91" calcext:value-type="float">
            <text:p>091</text:p>
          </table:table-cell>
          <table:table-cell office:value-type="string" calcext:value-type="string">
            <text:p><text:s text:c="12"/>}</text:p>
          </table:table-cell>
          <table:table-cell table:number-columns-repeated="16382"/>
        </table:table-row>
        <table:table-row table:style-name="ro2">
          <table:table-cell office:value-type="float" office:value="92" calcext:value-type="float">
            <text:p>092</text:p>
          </table:table-cell>
          <table:table-cell table:number-columns-repeated="16383"/>
        </table:table-row>
        <table:table-row table:style-name="ro2">
          <table:table-cell office:value-type="float" office:value="93" calcext:value-type="float">
            <text:p>093</text:p>
          </table:table-cell>
          <table:table-cell office:value-type="string" calcext:value-type="string">
            <text:p><text:s text:c="12"/>// Update the clock ink</text:p>
          </table:table-cell>
          <table:table-cell table:number-columns-repeated="16382"/>
        </table:table-row>
        <table:table-row table:style-name="ro2">
          <table:table-cell office:value-type="float" office:value="94" calcext:value-type="float">
            <text:p>094</text:p>
          </table:table-cell>
          <table:table-cell office:value-type="string" calcext:value-type="string">
            <text:p><text:s text:c="12"/>if (++clockCounter &gt;= clockPeriod)</text:p>
          </table:table-cell>
          <table:table-cell office:value-type="float" office:value="39600000" calcext:value-type="float">
            <text:p>39,600,000</text:p>
          </table:table-cell>
          <table:table-cell office:value-type="float" office:value="79200000" calcext:value-type="float">
            <text:p>79,200,000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00000739033" calcext:value-type="float">
            <text:p>0.0000073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521941" calcext:value-type="float">
            <text:p>0.00005219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95" calcext:value-type="float">
            <text:p>095</text:p>
          </table:table-cell>
          <table:table-cell office:value-type="string" calcext:value-type="string">
            <text:p><text:s text:c="18"/>clockCounter = 0;</text:p>
          </table:table-cell>
          <table:table-cell office:value-type="float" office:value="10800000" calcext:value-type="float">
            <text:p>10,800,000</text:p>
          </table:table-cell>
          <table:table-cell office:value-type="float" office:value="7200000" calcext:value-type="float">
            <text:p>7,200,000</text:p>
          </table:table-cell>
          <table:table-cell office:value-type="float" office:value="1.5" calcext:value-type="float">
            <text:p>1.5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178375" calcext:value-type="float">
            <text:p>0.00178375</text:p>
          </table:table-cell>
          <table:table-cell office:value-type="float" office:value="0.0000133949" calcext:value-type="float">
            <text:p>0.00001339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96" calcext:value-type="float">
            <text:p>096</text:p>
          </table:table-cell>
          <table:table-cell office:value-type="string" calcext:value-type="string">
            <text:p><text:s text:c="12"/>if (clockCounter &lt; 2)</text:p>
          </table:table-cell>
          <table:table-cell office:value-type="float" office:value="14400000" calcext:value-type="float">
            <text:p>14,400,000</text:p>
          </table:table-cell>
          <table:table-cell office:value-type="float" office:value="61200000" calcext:value-type="float">
            <text:p>61,200,000</text:p>
          </table:table-cell>
          <table:table-cell office:value-type="float" office:value="0.235294" calcext:value-type="float">
            <text:p>0.23529400</text:p>
          </table:table-cell>
          <table:table-cell office:value-type="float" office:value="0.00000739033" calcext:value-type="float">
            <text:p>0.00000739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00431713" calcext:value-type="float">
            <text:p>0.00004317</text:p>
          </table:table-cell>
          <table:table-cell table:number-columns-repeated="16375"/>
        </table:table-row>
        <table:table-row table:style-name="ro2">
          <table:table-cell office:value-type="float" office:value="97" calcext:value-type="float">
            <text:p>097</text:p>
          </table:table-cell>
          <table:table-cell office:value-type="string" calcext:value-type="string">
            <text:p><text:s text:c="18"/>for (auto const gid : clockGIDs)</text:p>
          </table:table-cell>
          <table:table-cell office:value-type="float" office:value="144000000" calcext:value-type="float">
            <text:p>144,000,000</text:p>
          </table:table-cell>
          <table:table-cell office:value-type="float" office:value="104400000" calcext:value-type="float">
            <text:p>104,400,000</text:p>
          </table:table-cell>
          <table:table-cell office:value-type="float" office:value="1.37931" calcext:value-type="float">
            <text:p>1.37931000</text:p>
          </table:table-cell>
          <table:table-cell office:value-type="float" office:value="0.0000295613" calcext:value-type="float">
            <text:p>0.00002956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886837" calcext:value-type="float">
            <text:p>0.00008868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98" calcext:value-type="float">
            <text:p>098</text:p>
          </table:table-cell>
          <table:table-cell office:value-type="string" calcext:value-type="string">
            <text:p><text:s text:c="24"/>if (!states[gid].visited)</text:p>
          </table:table-cell>
          <table:table-cell office:value-type="float" office:value="82800000" calcext:value-type="float">
            <text:p>82,800,000</text:p>
          </table:table-cell>
          <table:table-cell office:value-type="float" office:value="68400000" calcext:value-type="float">
            <text:p>68,400,000</text:p>
          </table:table-cell>
          <table:table-cell office:value-type="float" office:value="1.21053" calcext:value-type="float">
            <text:p>1.21053000</text:p>
          </table:table-cell>
          <table:table-cell office:value-type="float" office:value="0.0000369516" calcext:value-type="float">
            <text:p>0.00003695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683604" calcext:value-type="float">
            <text:p>0.00006836</text:p>
          </table:table-cell>
          <table:table-cell office:value-type="float" office:value="0.0000431713" calcext:value-type="float">
            <text:p>0.00004317</text:p>
          </table:table-cell>
          <table:table-cell table:number-columns-repeated="16375"/>
        </table:table-row>
        <table:table-row table:style-name="ro2">
          <table:table-cell office:value-type="float" office:value="99" calcext:value-type="float">
            <text:p>099</text:p>
          </table:table-cell>
          <table:table-cell office:value-type="string" calcext:value-type="string">
            <text:p><text:s text:c="30"/>updateQ[0][qSize++] = gid;</text:p>
          </table:table-cell>
          <table:table-cell office:value-type="float" office:value="97200000" calcext:value-type="float">
            <text:p>97,200,000</text:p>
          </table:table-cell>
          <table:table-cell office:value-type="float" office:value="306000000" calcext:value-type="float">
            <text:p>306,000,000</text:p>
          </table:table-cell>
          <table:table-cell office:value-type="float" office:value="0.317647" calcext:value-type="float">
            <text:p>0.31764700</text:p>
          </table:table-cell>
          <table:table-cell office:value-type="float" office:value="0.0000147807" calcext:value-type="float">
            <text:p>0.00001478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877599" calcext:value-type="float">
            <text:p>0.00008776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638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12"/>for (int traceUpdate = 0; traceUpdate &lt; 2; ++traceUpdate) {</text:p>
          </table:table-cell>
          <table:table-cell office:value-type="float" office:value="79200000" calcext:value-type="float">
            <text:p>79,200,000</text:p>
          </table:table-cell>
          <table:table-cell office:value-type="float" office:value="306000000" calcext:value-type="float">
            <text:p>306,000,000</text:p>
          </table:table-cell>
          <table:table-cell office:value-type="float" office:value="0.258824" calcext:value-type="float">
            <text:p>0.25882400</text:p>
          </table:table-cell>
          <table:table-cell office:value-type="float" office:value="0.000022171" calcext:value-type="float">
            <text:p>0.00002217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406466" calcext:value-type="float">
            <text:p>0.00004065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18"/>// We update twice per tick</text:p>
          </table:table-cell>
          <table:table-cell table:number-columns-repeated="1638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18"/>// Remember stuff</text:p>
          </table:table-cell>
          <table:table-cell table:number-columns-repeated="1638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18"/>int const numEvents = qSize;</text:p>
          </table:table-cell>
          <table:table-cell office:value-type="float" office:value="54000000" calcext:value-type="float">
            <text:p>54,000,000</text:p>
          </table:table-cell>
          <table:table-cell office:value-type="float" office:value="100800000" calcext:value-type="float">
            <text:p>100,800,000</text:p>
          </table:table-cell>
          <table:table-cell office:value-type="float" office:value="0.535714" calcext:value-type="float">
            <text:p>0.53571400</text:p>
          </table:table-cell>
          <table:table-cell office:value-type="float" office:value="0.0000295613" calcext:value-type="float">
            <text:p>0.00002956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508084" calcext:value-type="float">
            <text:p>0.00005081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18"/>qSize = 0;</text:p>
          </table:table-cell>
          <table:table-cell office:value-type="float" office:value="28800000" calcext:value-type="float">
            <text:p>28,800,000</text:p>
          </table:table-cell>
          <table:table-cell office:value-type="float" office:value="144000000" calcext:value-type="float">
            <text:p>144,000,000</text:p>
          </table:table-cell>
          <table:table-cell office:value-type="float" office:value="0.2" calcext:value-type="float">
            <text:p>0.20000000</text:p>
          </table:table-cell>
          <table:table-cell office:value-type="float" office:value="0.0000147807" calcext:value-type="float">
            <text:p>0.00001478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267899" calcext:value-type="float">
            <text:p>0.00002679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18"/>res.numEventsProcessed += numEvents;</text:p>
          </table:table-cell>
          <table:table-cell office:value-type="float" office:value="392400000" calcext:value-type="float">
            <text:p>392,400,000</text:p>
          </table:table-cell>
          <table:table-cell office:value-type="float" office:value="176400000" calcext:value-type="float">
            <text:p>176,400,000</text:p>
          </table:table-cell>
          <table:table-cell office:value-type="float" office:value="2.22449" calcext:value-type="float">
            <text:p>2.22449000</text:p>
          </table:table-cell>
          <table:table-cell office:value-type="float" office:value="0.000125636" calcext:value-type="float">
            <text:p>0.00012564</text:p>
          </table:table-cell>
          <table:table-cell office:value-type="float" office:value="0.00178375" calcext:value-type="float">
            <text:p>0.00178375</text:p>
          </table:table-cell>
          <table:table-cell office:value-type="float" office:value="0.000246651" calcext:value-type="float">
            <text:p>0.00024665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1638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18"/>// Copy over the current number of active inputs</text:p>
          </table:table-cell>
          <table:table-cell table:number-columns-repeated="1638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18"/>for (int i = 0; i &lt; numEvents; ++i) {</text:p>
          </table:table-cell>
          <table:table-cell office:value-type="float" office:value="378000000" calcext:value-type="float">
            <text:p>378,000,000</text:p>
          </table:table-cell>
          <table:table-cell office:value-type="float" office:value="748800000" calcext:value-type="float">
            <text:p>748,800,000</text:p>
          </table:table-cell>
          <table:table-cell office:value-type="float" office:value="0.504808" calcext:value-type="float">
            <text:p>0.50480800</text:p>
          </table:table-cell>
          <table:table-cell office:value-type="float" office:value="0.00022171" calcext:value-type="float">
            <text:p>0.00022171</text:p>
          </table:table-cell>
          <table:table-cell office:value-type="float" office:value="0.00535126" calcext:value-type="float">
            <text:p>0.00535126</text:p>
          </table:table-cell>
          <table:table-cell office:value-type="float" office:value="0.0000549649" calcext:value-type="float">
            <text:p>0.00005496</text:p>
          </table:table-cell>
          <table:table-cell office:value-type="float" office:value="0.000129514" calcext:value-type="float">
            <text:p>0.00012951</text:p>
          </table:table-cell>
          <table:table-cell table:number-columns-repeated="1637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4"/>int const <text:s text:c="2"/>gid = updateQ[0][i];</text:p>
          </table:table-cell>
          <table:table-cell office:value-type="float" office:value="626400000" calcext:value-type="float">
            <text:p>626,400,000</text:p>
          </table:table-cell>
          <table:table-cell office:value-type="float" office:value="313200000" calcext:value-type="float">
            <text:p>313,200,000</text:p>
          </table:table-cell>
          <table:table-cell office:value-type="float" office:value="2" calcext:value-type="float">
            <text:p>2.00000000</text:p>
          </table:table-cell>
          <table:table-cell office:value-type="float" office:value="0.000192148" calcext:value-type="float">
            <text:p>0.00019215</text:p>
          </table:table-cell>
          <table:table-cell office:value-type="float" office:value="0.00118917" calcext:value-type="float">
            <text:p>0.00118917</text:p>
          </table:table-cell>
          <table:table-cell office:value-type="float" office:value="0.000372286" calcext:value-type="float">
            <text:p>0.00037229</text:p>
          </table:table-cell>
          <table:table-cell office:value-type="float" office:value="0.000259028" calcext:value-type="float">
            <text:p>0.00025903</text:p>
          </table:table-cell>
          <table:table-cell table:number-columns-repeated="1637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4"/>Logic const ink = states[gid].logic;</text:p>
          </table:table-cell>
          <table:table-cell office:value-type="float" office:value="3600000" calcext:value-type="float">
            <text:p>3,600,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1638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4"/>// Reset visited flag</text:p>
          </table:table-cell>
          <table:table-cell table:number-columns-repeated="1638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4"/>states[gid].visited = false;</text:p>
          </table:table-cell>
          <table:table-cell office:value-type="float" office:value="15206400000" calcext:value-type="float">
            <text:p>15,206,400,000</text:p>
          </table:table-cell>
          <table:table-cell office:value-type="float" office:value="74714400000" calcext:value-type="float">
            <text:p>74,714,400,000</text:p>
          </table:table-cell>
          <table:table-cell office:value-type="float" office:value="0.203527" calcext:value-type="float">
            <text:p>0.20352700</text:p>
          </table:table-cell>
          <table:table-cell office:value-type="float" office:value="0.0130218" calcext:value-type="float">
            <text:p>0.0130218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621666" calcext:value-type="float">
            <text:p>0.00621666</text:p>
          </table:table-cell>
          <table:table-cell table:number-columns-repeated="16375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1638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4"/>// Copy over last active inputs</text:p>
          </table:table-cell>
          <table:table-cell table:number-columns-repeated="1638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4"/>lastActiveInputs[i] = states[gid].activeInputs;</text:p>
          </table:table-cell>
          <table:table-cell office:value-type="float" office:value="16725600000" calcext:value-type="float">
            <text:p>16,725,600,000</text:p>
          </table:table-cell>
          <table:table-cell office:value-type="float" office:value="44460000000" calcext:value-type="float">
            <text:p>44,460,000,000</text:p>
          </table:table-cell>
          <table:table-cell office:value-type="float" office:value="0.376194" calcext:value-type="float">
            <text:p>0.37619400</text:p>
          </table:table-cell>
          <table:table-cell office:value-type="float" office:value="0.00577924" calcext:value-type="float">
            <text:p>0.00577924</text:p>
          </table:table-cell>
          <table:table-cell office:value-type="float" office:value="0.00237834" calcext:value-type="float">
            <text:p>0.00237834</text:p>
          </table:table-cell>
          <table:table-cell office:value-type="float" office:value="0.00838707" calcext:value-type="float">
            <text:p>0.00838707</text:p>
          </table:table-cell>
          <table:table-cell office:value-type="float" office:value="0.00479201" calcext:value-type="float">
            <text:p>0.00479201</text:p>
          </table:table-cell>
          <table:table-cell table:number-columns-repeated="1637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4"/>if (bool(ink &amp; Logic::LatchOff))</text:p>
          </table:table-cell>
          <table:table-cell office:value-type="float" office:value="43992000000" calcext:value-type="float">
            <text:p>43,992,000,000</text:p>
          </table:table-cell>
          <table:table-cell office:value-type="float" office:value="105040800000" calcext:value-type="float">
            <text:p>105,040,800,000</text:p>
          </table:table-cell>
          <table:table-cell office:value-type="float" office:value="0.418809" calcext:value-type="float">
            <text:p>0.41880900</text:p>
          </table:table-cell>
          <table:table-cell office:value-type="float" office:value="0.0351114" calcext:value-type="float">
            <text:p>0.03511140</text:p>
          </table:table-cell>
          <table:table-cell office:value-type="float" office:value="0.00416209" calcext:value-type="float">
            <text:p>0.0041620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142465" calcext:value-type="float">
            <text:p>0.01424650</text:p>
          </table:table-cell>
          <table:table-cell table:number-columns-repeated="1637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30"/>states[gid].activeInputs = 0;</text:p>
          </table:table-cell>
          <table:table-cell office:value-type="float" office:value="428400000" calcext:value-type="float">
            <text:p>428,400,000</text:p>
          </table:table-cell>
          <table:table-cell office:value-type="float" office:value="144000000" calcext:value-type="float">
            <text:p>144,000,000</text:p>
          </table:table-cell>
          <table:table-cell office:value-type="float" office:value="2.975" calcext:value-type="float">
            <text:p>2.97500000</text:p>
          </table:table-cell>
          <table:table-cell office:value-type="float" office:value="0.000140416" calcext:value-type="float">
            <text:p>0.00014042</text:p>
          </table:table-cell>
          <table:table-cell office:value-type="float" office:value="0.00356751" calcext:value-type="float">
            <text:p>0.00356751</text:p>
          </table:table-cell>
          <table:table-cell office:value-type="float" office:value="0.000478522" calcext:value-type="float">
            <text:p>0.00047852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18"/>}</text:p>
          </table:table-cell>
          <table:table-cell table:number-columns-repeated="16382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1638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#ifdef OVCB_MT</text:p>
          </table:table-cell>
          <table:table-cell table:number-columns-repeated="1638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# pragma omp parallel for schedule(static, 4 * 1024) num_threads(2) if (numEvents &gt; 8 * 1024)</text:p>
          </table:table-cell>
          <table:table-cell table:number-columns-repeated="1638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#endif</text:p>
          </table:table-cell>
          <table:table-cell table:number-columns-repeated="1638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18"/>// Main update loop</text:p>
          </table:table-cell>
          <table:table-cell table:number-columns-repeated="1638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18"/>for (int i = 0; i &lt; numEvents; ++i) {</text:p>
          </table:table-cell>
          <table:table-cell office:value-type="float" office:value="8852400000" calcext:value-type="float">
            <text:p>8,852,400,000</text:p>
          </table:table-cell>
          <table:table-cell office:value-type="float" office:value="4939200000" calcext:value-type="float">
            <text:p>4,939,200,000</text:p>
          </table:table-cell>
          <table:table-cell office:value-type="float" office:value="1.79227" calcext:value-type="float">
            <text:p>1.79227000</text:p>
          </table:table-cell>
          <table:table-cell office:value-type="float" office:value="0.0032887" calcext:value-type="float">
            <text:p>0.00328870</text:p>
          </table:table-cell>
          <table:table-cell office:value-type="float" office:value="0.00237834" calcext:value-type="float">
            <text:p>0.00237834</text:p>
          </table:table-cell>
          <table:table-cell office:value-type="float" office:value="0.00333625" calcext:value-type="float">
            <text:p>0.00333625</text:p>
          </table:table-cell>
          <table:table-cell office:value-type="float" office:value="0.00138148" calcext:value-type="float">
            <text:p>0.00138148</text:p>
          </table:table-cell>
          <table:table-cell table:number-columns-repeated="1637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4"/>int const <text:s text:c="2"/>gid <text:s text:c="7"/>= updateQ[0][i];</text:p>
          </table:table-cell>
          <table:table-cell office:value-type="float" office:value="33886800000" calcext:value-type="float">
            <text:p>33,886,800,000</text:p>
          </table:table-cell>
          <table:table-cell office:value-type="float" office:value="148276800000" calcext:value-type="float">
            <text:p>148,276,800,000</text:p>
          </table:table-cell>
          <table:table-cell office:value-type="float" office:value="0.228537" calcext:value-type="float">
            <text:p>0.22853700</text:p>
          </table:table-cell>
          <table:table-cell office:value-type="float" office:value="0.0197174" calcext:value-type="float">
            <text:p>0.01971740</text:p>
          </table:table-cell>
          <table:table-cell office:value-type="float" office:value="0.00178375" calcext:value-type="float">
            <text:p>0.00178375</text:p>
          </table:table-cell>
          <table:table-cell office:value-type="float" office:value="0.0100776" calcext:value-type="float">
            <text:p>0.01007760</text:p>
          </table:table-cell>
          <table:table-cell office:value-type="float" office:value="0.00263345" calcext:value-type="float">
            <text:p>0.00263345</text:p>
          </table:table-cell>
          <table:table-cell table:number-columns-repeated="1637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4"/>Logic const curInk <text:s text:c="4"/>= states[gid].logic;</text:p>
          </table:table-cell>
          <table:table-cell table:number-columns-repeated="1638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24"/>bool const <text:s/>lastActive = getOn(curInk);</text:p>
          </table:table-cell>
          <table:table-cell table:number-columns-repeated="1638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4"/>int const <text:s text:c="2"/>lastInputs = lastActiveInputs[i];</text:p>
          </table:table-cell>
          <table:table-cell office:value-type="float" office:value="75088800000" calcext:value-type="float">
            <text:p>75,088,800,000</text:p>
          </table:table-cell>
          <table:table-cell office:value-type="float" office:value="263275200000" calcext:value-type="float">
            <text:p>263,275,200,000</text:p>
          </table:table-cell>
          <table:table-cell office:value-type="float" office:value="0.28521" calcext:value-type="float">
            <text:p>0.28521000</text:p>
          </table:table-cell>
          <table:table-cell office:value-type="float" office:value="0.0452436" calcext:value-type="float">
            <text:p>0.0452436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223838" calcext:value-type="float">
            <text:p>0.02238380</text:p>
          </table:table-cell>
          <table:table-cell office:value-type="float" office:value="0.00397176" calcext:value-type="float">
            <text:p>0.00397176</text:p>
          </table:table-cell>
          <table:table-cell table:number-columns-repeated="1637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4"/>bool <text:s text:c="7"/>nextActive = false;</text:p>
          </table:table-cell>
          <table:table-cell table:number-columns-repeated="16382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638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4"/>Logic const offInk = setOff(curInk);</text:p>
          </table:table-cell>
          <table:table-cell table:number-columns-repeated="1638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4"/>switch (offInk) {</text:p>
          </table:table-cell>
          <table:table-cell office:value-type="float" office:value="17661600000" calcext:value-type="float">
            <text:p>17,661,600,000</text:p>
          </table:table-cell>
          <table:table-cell office:value-type="float" office:value="11599200000" calcext:value-type="float">
            <text:p>11,599,200,000</text:p>
          </table:table-cell>
          <table:table-cell office:value-type="float" office:value="1.52266" calcext:value-type="float">
            <text:p>1.52266000</text:p>
          </table:table-cell>
          <table:table-cell office:value-type="float" office:value="0.00407946" calcext:value-type="float">
            <text:p>0.00407946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112199" calcext:value-type="float">
            <text:p>0.01121990</text:p>
          </table:table-cell>
          <table:table-cell office:value-type="float" office:value="0.000302199" calcext:value-type="float">
            <text:p>0.00030220</text:p>
          </table:table-cell>
          <table:table-cell table:number-columns-repeated="1637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4"/>case Logic::NonZeroOff:</text:p>
          </table:table-cell>
          <table:table-cell table:number-columns-repeated="1638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30"/>nextActive = lastInputs != 0;</text:p>
          </table:table-cell>
          <table:table-cell office:value-type="float" office:value="19314000000" calcext:value-type="float">
            <text:p>19,314,000,000</text:p>
          </table:table-cell>
          <table:table-cell office:value-type="float" office:value="46566000000" calcext:value-type="float">
            <text:p>46,566,000,000</text:p>
          </table:table-cell>
          <table:table-cell office:value-type="float" office:value="0.414766" calcext:value-type="float">
            <text:p>0.41476600</text:p>
          </table:table-cell>
          <table:table-cell office:value-type="float" office:value="0.0107677" calcext:value-type="float">
            <text:p>0.01076770</text:p>
          </table:table-cell>
          <table:table-cell office:value-type="float" office:value="0.00178375" calcext:value-type="float">
            <text:p>0.00178375</text:p>
          </table:table-cell>
          <table:table-cell office:value-type="float" office:value="0.00532654" calcext:value-type="float">
            <text:p>0.00532654</text:p>
          </table:table-cell>
          <table:table-cell office:value-type="float" office:value="0.00125197" calcext:value-type="float">
            <text:p>0.00125197</text:p>
          </table:table-cell>
          <table:table-cell table:number-columns-repeated="1637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30"/>break;</text:p>
          </table:table-cell>
          <table:table-cell table:number-columns-repeated="16382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6383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4"/>case Logic::ZeroOff:</text:p>
          </table:table-cell>
          <table:table-cell table:number-columns-repeated="1638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30"/>nextActive = lastInputs == 0;</text:p>
          </table:table-cell>
          <table:table-cell office:value-type="float" office:value="14428800000" calcext:value-type="float">
            <text:p>14,428,800,000</text:p>
          </table:table-cell>
          <table:table-cell office:value-type="float" office:value="32158800000" calcext:value-type="float">
            <text:p>32,158,800,000</text:p>
          </table:table-cell>
          <table:table-cell office:value-type="float" office:value="0.448673" calcext:value-type="float">
            <text:p>0.44867300</text:p>
          </table:table-cell>
          <table:table-cell office:value-type="float" office:value="0.00786331" calcext:value-type="float">
            <text:p>0.00786331</text:p>
          </table:table-cell>
          <table:table-cell office:value-type="float" office:value="0.00297292" calcext:value-type="float">
            <text:p>0.00297292</text:p>
          </table:table-cell>
          <table:table-cell office:value-type="float" office:value="0.00237597" calcext:value-type="float">
            <text:p>0.00237597</text:p>
          </table:table-cell>
          <table:table-cell office:value-type="float" office:value="0.00185636" calcext:value-type="float">
            <text:p>0.00185636</text:p>
          </table:table-cell>
          <table:table-cell table:number-columns-repeated="1637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30"/>break;</text:p>
          </table:table-cell>
          <table:table-cell table:number-columns-repeated="16382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638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24"/>case Logic::XorOff:</text:p>
          </table:table-cell>
          <table:table-cell table:number-columns-repeated="1638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30"/>nextActive = lastInputs % 2;</text:p>
          </table:table-cell>
          <table:table-cell office:value-type="float" office:value="6580800000" calcext:value-type="float">
            <text:p>6,580,800,000</text:p>
          </table:table-cell>
          <table:table-cell office:value-type="float" office:value="7016400000" calcext:value-type="float">
            <text:p>7,016,400,000</text:p>
          </table:table-cell>
          <table:table-cell office:value-type="float" office:value="0.937917" calcext:value-type="float">
            <text:p>0.93791700</text:p>
          </table:table-cell>
          <table:table-cell office:value-type="float" office:value="0.00349562" calcext:value-type="float">
            <text:p>0.00349562</text:p>
          </table:table-cell>
          <table:table-cell office:value-type="float" office:value="0.00178375" calcext:value-type="float">
            <text:p>0.00178375</text:p>
          </table:table-cell>
          <table:table-cell office:value-type="float" office:value="0.00199768" calcext:value-type="float">
            <text:p>0.00199768</text:p>
          </table:table-cell>
          <table:table-cell office:value-type="float" office:value="0.000992939" calcext:value-type="float">
            <text:p>0.00099294</text:p>
          </table:table-cell>
          <table:table-cell table:number-columns-repeated="1637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30"/>break;</text:p>
          </table:table-cell>
          <table:table-cell table:number-columns-repeated="16382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638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4"/>case Logic::XnorOff:</text:p>
          </table:table-cell>
          <table:table-cell table:number-columns-repeated="16382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30"/>nextActive = !(lastInputs % 2);</text:p>
          </table:table-cell>
          <table:table-cell office:value-type="float" office:value="1004400000" calcext:value-type="float">
            <text:p>1,004,400,000</text:p>
          </table:table-cell>
          <table:table-cell office:value-type="float" office:value="936000000" calcext:value-type="float">
            <text:p>936,000,000</text:p>
          </table:table-cell>
          <table:table-cell office:value-type="float" office:value="1.07308" calcext:value-type="float">
            <text:p>1.07308000</text:p>
          </table:table-cell>
          <table:table-cell office:value-type="float" office:value="0.000436029" calcext:value-type="float">
            <text:p>0.00043603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29284" calcext:value-type="float">
            <text:p>0.00029284</text:p>
          </table:table-cell>
          <table:table-cell office:value-type="float" office:value="0.000302199" calcext:value-type="float">
            <text:p>0.00030220</text:p>
          </table:table-cell>
          <table:table-cell table:number-columns-repeated="1637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30"/>break;</text:p>
          </table:table-cell>
          <table:table-cell table:number-columns-repeated="16382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6383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4"/>case Logic::LatchOff:</text:p>
          </table:table-cell>
          <table:table-cell table:number-columns-repeated="1638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30"/>nextActive = int(lastActive) ^ (lastInputs % 2);</text:p>
          </table:table-cell>
          <table:table-cell office:value-type="float" office:value="964800000" calcext:value-type="float">
            <text:p>964,800,000</text:p>
          </table:table-cell>
          <table:table-cell office:value-type="float" office:value="500400000" calcext:value-type="float">
            <text:p>500,400,000</text:p>
          </table:table-cell>
          <table:table-cell office:value-type="float" office:value="1.92806" calcext:value-type="float">
            <text:p>1.92806000</text:p>
          </table:table-cell>
          <table:table-cell office:value-type="float" office:value="0.000273442" calcext:value-type="float">
            <text:p>0.00027344</text:p>
          </table:table-cell>
          <table:table-cell office:value-type="float" office:value="0.00118917" calcext:value-type="float">
            <text:p>0.00118917</text:p>
          </table:table-cell>
          <table:table-cell office:value-type="float" office:value="0.000520092" calcext:value-type="float">
            <text:p>0.00052009</text:p>
          </table:table-cell>
          <table:table-cell office:value-type="float" office:value="0.000172685" calcext:value-type="float">
            <text:p>0.00017269</text:p>
          </table:table-cell>
          <table:table-cell table:number-columns-repeated="1637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30"/>break;</text:p>
          </table:table-cell>
          <table:table-cell table:number-columns-repeated="16382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16383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4"/>case Logic::ClockOff:</text:p>
          </table:table-cell>
          <table:table-cell table:number-columns-repeated="1638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30"/>nextActive = clockCounter == 0;</text:p>
          </table:table-cell>
          <table:table-cell office:value-type="float" office:value="410400000" calcext:value-type="float">
            <text:p>410,400,000</text:p>
          </table:table-cell>
          <table:table-cell office:value-type="float" office:value="133200000" calcext:value-type="float">
            <text:p>133,200,000</text:p>
          </table:table-cell>
          <table:table-cell office:value-type="float" office:value="3.08108" calcext:value-type="float">
            <text:p>3.08108000</text:p>
          </table:table-cell>
          <table:table-cell office:value-type="float" office:value="0.0000739033" calcext:value-type="float">
            <text:p>0.00007390</text:p>
          </table:table-cell>
          <table:table-cell office:value-type="float" office:value="0.00237834" calcext:value-type="float">
            <text:p>0.00237834</text:p>
          </table:table-cell>
          <table:table-cell office:value-type="float" office:value="0.000500232" calcext:value-type="float">
            <text:p>0.00050023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30"/>break;</text:p>
          </table:table-cell>
          <table:table-cell table:number-columns-repeated="16382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16383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4"/>default:;</text:p>
          </table:table-cell>
          <table:table-cell table:number-columns-repeated="1638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4"/>}</text:p>
          </table:table-cell>
          <table:table-cell table:number-columns-repeated="16382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16383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4"/>// Short circuit if the state didnt change</text:p>
          </table:table-cell>
          <table:table-cell table:number-columns-repeated="16382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4"/>if (lastActive == nextActive)</text:p>
          </table:table-cell>
          <table:table-cell office:value-type="float" office:value="2170800000" calcext:value-type="float">
            <text:p>2,170,800,000</text:p>
          </table:table-cell>
          <table:table-cell office:value-type="float" office:value="5205600000" calcext:value-type="float">
            <text:p>5,205,600,000</text:p>
          </table:table-cell>
          <table:table-cell office:value-type="float" office:value="0.417012" calcext:value-type="float">
            <text:p>0.41701200</text:p>
          </table:table-cell>
          <table:table-cell office:value-type="float" office:value="0.00109377" calcext:value-type="float">
            <text:p>0.00109377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114365" calcext:value-type="float">
            <text:p>0.00114365</text:p>
          </table:table-cell>
          <table:table-cell office:value-type="float" office:value="0.0000431713" calcext:value-type="float">
            <text:p>0.00004317</text:p>
          </table:table-cell>
          <table:table-cell table:number-columns-repeated="1637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30"/>continue;</text:p>
          </table:table-cell>
          <table:table-cell table:number-columns-repeated="16382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16383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4"/>// Update the state</text:p>
          </table:table-cell>
          <table:table-cell table:number-columns-repeated="1638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4"/>states[gid].logic = setOn(curInk, nextActive);</text:p>
          </table:table-cell>
          <table:table-cell office:value-type="float" office:value="30769200000" calcext:value-type="float">
            <text:p>30,769,200,000</text:p>
          </table:table-cell>
          <table:table-cell office:value-type="float" office:value="111852000000" calcext:value-type="float">
            <text:p>111,852,000,000</text:p>
          </table:table-cell>
          <table:table-cell office:value-type="float" office:value="0.275089" calcext:value-type="float">
            <text:p>0.27508900</text:p>
          </table:table-cell>
          <table:table-cell office:value-type="float" office:value="0.0233313" calcext:value-type="float">
            <text:p>0.0233313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290111" calcext:value-type="float">
            <text:p>0.00290111</text:p>
          </table:table-cell>
          <table:table-cell office:value-type="float" office:value="0.00189954" calcext:value-type="float">
            <text:p>0.00189954</text:p>
          </table:table-cell>
          <table:table-cell table:number-columns-repeated="16375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1638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4"/>// Loop over neighbors</text:p>
          </table:table-cell>
          <table:table-cell table:number-columns-repeated="1638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4"/>int const <text:s text:c="4"/>delta = nextActive ? 1 : -1;</text:p>
          </table:table-cell>
          <table:table-cell office:value-type="float" office:value="27669600000" calcext:value-type="float">
            <text:p>27,669,600,000</text:p>
          </table:table-cell>
          <table:table-cell office:value-type="float" office:value="139762800000" calcext:value-type="float">
            <text:p>139,762,800,000</text:p>
          </table:table-cell>
          <table:table-cell office:value-type="float" office:value="0.197975" calcext:value-type="float">
            <text:p>0.19797500</text:p>
          </table:table-cell>
          <table:table-cell office:value-type="float" office:value="0.021661" calcext:value-type="float">
            <text:p>0.02166100</text:p>
          </table:table-cell>
          <table:table-cell office:value-type="float" office:value="0.000594585" calcext:value-type="float">
            <text:p>0.00059459</text:p>
          </table:table-cell>
          <table:table-cell office:value-type="float" office:value="0.00102582" calcext:value-type="float">
            <text:p>0.00102582</text:p>
          </table:table-cell>
          <table:table-cell office:value-type="float" office:value="0.00189954" calcext:value-type="float">
            <text:p>0.00189954</text:p>
          </table:table-cell>
          <table:table-cell table:number-columns-repeated="1637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4"/>int32_t const end <text:s text:c="2"/>= writeMap.ptr[gid + 1];</text:p>
          </table:table-cell>
          <table:table-cell office:value-type="float" office:value="41284800000" calcext:value-type="float">
            <text:p>41,284,800,000</text:p>
          </table:table-cell>
          <table:table-cell office:value-type="float" office:value="118677600000" calcext:value-type="float">
            <text:p>118,677,600,000</text:p>
          </table:table-cell>
          <table:table-cell office:value-type="float" office:value="0.347874" calcext:value-type="float">
            <text:p>0.34787400</text:p>
          </table:table-cell>
          <table:table-cell office:value-type="float" office:value="0.0225922" calcext:value-type="float">
            <text:p>0.02259220</text:p>
          </table:table-cell>
          <table:table-cell office:value-type="float" office:value="0.00178375" calcext:value-type="float">
            <text:p>0.00178375</text:p>
          </table:table-cell>
          <table:table-cell office:value-type="float" office:value="0.0157787" calcext:value-type="float">
            <text:p>0.01577870</text:p>
          </table:table-cell>
          <table:table-cell office:value-type="float" office:value="0.00379907" calcext:value-type="float">
            <text:p>0.00379907</text:p>
          </table:table-cell>
          <table:table-cell table:number-columns-repeated="1637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4"/>int32_t <text:s text:c="6"/>r <text:s text:c="4"/>= writeMap.ptr[gid];</text:p>
          </table:table-cell>
          <table:table-cell table:number-columns-repeated="16382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16383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4"/>for (r = writeMap.ptr[gid]; r &lt; end; r++) {</text:p>
          </table:table-cell>
          <table:table-cell office:value-type="float" office:value="106477200000" calcext:value-type="float">
            <text:p>106,477,200,000</text:p>
          </table:table-cell>
          <table:table-cell office:value-type="float" office:value="359686800000" calcext:value-type="float">
            <text:p>359,686,800,000</text:p>
          </table:table-cell>
          <table:table-cell office:value-type="float" office:value="0.296028" calcext:value-type="float">
            <text:p>0.29602800</text:p>
          </table:table-cell>
          <table:table-cell office:value-type="float" office:value="0.0629286" calcext:value-type="float">
            <text:p>0.06292860</text:p>
          </table:table-cell>
          <table:table-cell office:value-type="float" office:value="0.0184321" calcext:value-type="float">
            <text:p>0.01843210</text:p>
          </table:table-cell>
          <table:table-cell office:value-type="float" office:value="0.02452" calcext:value-type="float">
            <text:p>0.02452000</text:p>
          </table:table-cell>
          <table:table-cell office:value-type="float" office:value="0.00910914" calcext:value-type="float">
            <text:p>0.00910914</text:p>
          </table:table-cell>
          <table:table-cell table:number-columns-repeated="16375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30"/>int const <text:s text:c="2"/>nxtId <text:s/>= writeMap.rows[r];</text:p>
          </table:table-cell>
          <table:table-cell office:value-type="float" office:value="70074000000" calcext:value-type="float">
            <text:p>70,074,000,000</text:p>
          </table:table-cell>
          <table:table-cell office:value-type="float" office:value="77104800000" calcext:value-type="float">
            <text:p>77,104,800,000</text:p>
          </table:table-cell>
          <table:table-cell office:value-type="float" office:value="0.908815" calcext:value-type="float">
            <text:p>0.90881500</text:p>
          </table:table-cell>
          <table:table-cell office:value-type="float" office:value="0.0286892" calcext:value-type="float">
            <text:p>0.02868920</text:p>
          </table:table-cell>
          <table:table-cell office:value-type="float" office:value="0.0683773" calcext:value-type="float">
            <text:p>0.06837730</text:p>
          </table:table-cell>
          <table:table-cell office:value-type="float" office:value="0.036394" calcext:value-type="float">
            <text:p>0.03639400</text:p>
          </table:table-cell>
          <table:table-cell office:value-type="float" office:value="0.00941134" calcext:value-type="float">
            <text:p>0.00941134</text:p>
          </table:table-cell>
          <table:table-cell table:number-columns-repeated="1637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30"/>Logic const nxtInk = setOff(states[nxtId].logic);</text:p>
          </table:table-cell>
          <table:table-cell office:value-type="float" office:value="81360000000" calcext:value-type="float">
            <text:p>81,360,000,000</text:p>
          </table:table-cell>
          <table:table-cell office:value-type="float" office:value="32925600000" calcext:value-type="float">
            <text:p>32,925,600,000</text:p>
          </table:table-cell>
          <table:table-cell office:value-type="float" office:value="2.47103" calcext:value-type="float">
            <text:p>2.47103000</text:p>
          </table:table-cell>
          <table:table-cell office:value-type="float" office:value="0.025371" calcext:value-type="float">
            <text:p>0.025371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594005" calcext:value-type="float">
            <text:p>0.05940050</text:p>
          </table:table-cell>
          <table:table-cell office:value-type="float" office:value="0.00915231" calcext:value-type="float">
            <text:p>0.00915231</text:p>
          </table:table-cell>
          <table:table-cell table:number-columns-repeated="16375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1638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30"/>// Ignore falling edge for latches</text:p>
          </table:table-cell>
          <table:table-cell table:number-columns-repeated="16382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30"/>if (!nextActive &amp;&amp; nxtInk == Logic::LatchOff) [[unlikely]]</text:p>
          </table:table-cell>
          <table:table-cell office:value-type="float" office:value="5911200000" calcext:value-type="float">
            <text:p>5,911,200,000</text:p>
          </table:table-cell>
          <table:table-cell office:value-type="float" office:value="7844400000" calcext:value-type="float">
            <text:p>7,844,400,000</text:p>
          </table:table-cell>
          <table:table-cell office:value-type="float" office:value="0.753557" calcext:value-type="float">
            <text:p>0.75355700</text:p>
          </table:table-cell>
          <table:table-cell office:value-type="float" office:value="0.00192888" calcext:value-type="float">
            <text:p>0.00192888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464065" calcext:value-type="float">
            <text:p>0.00464065</text:p>
          </table:table-cell>
          <table:table-cell office:value-type="float" office:value="0.000561227" calcext:value-type="float">
            <text:p>0.00056123</text:p>
          </table:table-cell>
          <table:table-cell table:number-columns-repeated="1637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36"/>continue;</text:p>
          </table:table-cell>
          <table:table-cell table:number-columns-repeated="16382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16383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30"/>// Update actives</text:p>
          </table:table-cell>
          <table:table-cell table:number-columns-repeated="1638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#if defined OVCB_MT</text:p>
          </table:table-cell>
          <table:table-cell table:number-columns-repeated="1638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30"/>int const lastNxtInput = states[nxtId].activeInputs.fetch_add(delta, std::memory_order::relaxed);</text:p>
          </table:table-cell>
          <table:table-cell table:number-columns-repeated="1638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#else</text:p>
          </table:table-cell>
          <table:table-cell table:number-columns-repeated="1638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30"/>int const lastNxtInput <text:s text:c="4"/>= states[nxtId].activeInputs;</text:p>
          </table:table-cell>
          <table:table-cell office:value-type="float" office:value="48967200000" calcext:value-type="float">
            <text:p>48,967,200,000</text:p>
          </table:table-cell>
          <table:table-cell office:value-type="float" office:value="141026400000" calcext:value-type="float">
            <text:p>141,026,400,000</text:p>
          </table:table-cell>
          <table:table-cell office:value-type="float" office:value="0.34722" calcext:value-type="float">
            <text:p>0.34722000</text:p>
          </table:table-cell>
          <table:table-cell office:value-type="float" office:value="0.0247872" calcext:value-type="float">
            <text:p>0.0247872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2043" calcext:value-type="float">
            <text:p>0.02043000</text:p>
          </table:table-cell>
          <table:table-cell office:value-type="float" office:value="0.0034537" calcext:value-type="float">
            <text:p>0.00345370</text:p>
          </table:table-cell>
          <table:table-cell table:number-columns-repeated="1637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30"/>states[nxtId].activeInputs = lastNxtInput + delta;</text:p>
          </table:table-cell>
          <table:table-cell office:value-type="float" office:value="80859600000" calcext:value-type="float">
            <text:p>80,859,600,000</text:p>
          </table:table-cell>
          <table:table-cell office:value-type="float" office:value="255124800000" calcext:value-type="float">
            <text:p>255,124,800,000</text:p>
          </table:table-cell>
          <table:table-cell office:value-type="float" office:value="0.316941" calcext:value-type="float">
            <text:p>0.31694100</text:p>
          </table:table-cell>
          <table:table-cell office:value-type="float" office:value="0.0490053" calcext:value-type="float">
            <text:p>0.0490053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236683" calcext:value-type="float">
            <text:p>0.02366830</text:p>
          </table:table-cell>
          <table:table-cell office:value-type="float" office:value="0.00625983" calcext:value-type="float">
            <text:p>0.00625983</text:p>
          </table:table-cell>
          <table:table-cell table:number-columns-repeated="1637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#endif</text:p>
          </table:table-cell>
          <table:table-cell table:number-columns-repeated="16382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1638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30"/>// Inks have convenient "critical points"</text:p>
          </table:table-cell>
          <table:table-cell table:number-columns-repeated="16382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30"/>// We can skip any updates that do not hover around 0 with a few exceptions.</text:p>
          </table:table-cell>
          <table:table-cell table:number-columns-repeated="1638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30"/>if (lastNxtInput == 0 || lastNxtInput + delta == 0 ||</text:p>
          </table:table-cell>
          <table:table-cell office:value-type="float" office:value="104194800000" calcext:value-type="float">
            <text:p>104,194,800,000</text:p>
          </table:table-cell>
          <table:table-cell office:value-type="float" office:value="341118000000" calcext:value-type="float">
            <text:p>341,118,000,000</text:p>
          </table:table-cell>
          <table:table-cell office:value-type="float" office:value="0.305451" calcext:value-type="float">
            <text:p>0.30545100</text:p>
          </table:table-cell>
          <table:table-cell office:value-type="float" office:value="0.0621379" calcext:value-type="float">
            <text:p>0.06213790</text:p>
          </table:table-cell>
          <table:table-cell office:value-type="float" office:value="0.0231888" calcext:value-type="float">
            <text:p>0.02318880</text:p>
          </table:table-cell>
          <table:table-cell office:value-type="float" office:value="0.0133703" calcext:value-type="float">
            <text:p>0.01337030</text:p>
          </table:table-cell>
          <table:table-cell office:value-type="float" office:value="0.0106201" calcext:value-type="float">
            <text:p>0.01062010</text:p>
          </table:table-cell>
          <table:table-cell table:number-columns-repeated="1637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34"/>bool(nxtInk &amp; (Logic::XorOff | Logic::XnorOff))) [[unlikely]]</text:p>
          </table:table-cell>
          <table:table-cell table:number-columns-repeated="1638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36"/>tryEmit(nxtId);</text:p>
          </table:table-cell>
          <table:table-cell table:number-columns-repeated="1638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4"/>}</text:p>
          </table:table-cell>
          <table:table-cell table:number-columns-repeated="1638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18"/>}</text:p>
          </table:table-cell>
          <table:table-cell table:number-columns-repeated="16382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16383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18"/>// Swap buffer</text:p>
          </table:table-cell>
          <table:table-cell table:number-columns-repeated="16382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18"/>std::swap(updateQ[0], updateQ[1]);</text:p>
          </table:table-cell>
          <table:table-cell table:number-columns-repeated="1638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12"/>}</text:p>
          </table:table-cell>
          <table:table-cell table:number-columns-repeated="1638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6"/>}</text:p>
          </table:table-cell>
          <table:table-cell table:number-columns-repeated="16382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1638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6"/>return res;</text:p>
          </table:table-cell>
          <table:table-cell table:number-columns-repeated="16382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}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.00000000</text:p>
          </table:table-cell>
          <table:table-cell office:value-type="float" office:value="0.00000230947" calcext:value-type="float">
            <text:p>0.00000231</text:p>
          </table:table-cell>
          <table:table-cell office:value-type="float" office:value="0" calcext:value-type="float">
            <text:p>0.00000000</text:p>
          </table:table-cell>
          <table:table-cell table:number-columns-repeated="16375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1638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void</text:p>
          </table:table-cell>
          <table:table-cell table:number-columns-repeated="16382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Project::addBreakpoint(int const gid)</text:p>
          </table:table-cell>
          <table:table-cell table:number-columns-repeated="16382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{</text:p>
          </table:table-cell>
          <table:table-cell table:number-columns-repeated="16382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<text:s text:c="6"/>breakpoints[gid] = states[gid].logic;</text:p>
          </table:table-cell>
          <table:table-cell table:number-columns-repeated="16382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}</text:p>
          </table:table-cell>
          <table:table-cell table:number-columns-repeated="16382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16383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oid</text:p>
          </table:table-cell>
          <table:table-cell table:number-columns-repeated="16382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Project::removeBreakpoint(int const gid)</text:p>
          </table:table-cell>
          <table:table-cell table:number-columns-repeated="16382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{</text:p>
          </table:table-cell>
          <table:table-cell table:number-columns-repeated="16382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6"/>breakpoints.erase(gid);</text:p>
          </table:table-cell>
          <table:table-cell table:number-columns-repeated="1638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}</text:p>
          </table:table-cell>
          <table:table-cell table:number-columns-repeated="16382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16383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16383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} // namespace openVCB</text:p>
          </table:table-cell>
          <table:table-cell table:number-columns-repeated="16382"/>
        </table:table-row>
        <table:table-row table:style-name="ro2" table:number-rows-repeated="10483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number:min-decimal-places="0" number:min-integer-digits="3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6T18:33:26.643000000</dc:date>
    <meta:editing-duration>PT9M53S</meta:editing-duration>
    <meta:editing-cycles>1</meta:editing-cycles>
    <meta:document-statistic meta:table-count="1" meta:cell-count="833" meta:object-count="0"/>
    <meta:generator>LibreOffice/7.4.3.2$Windows_X86_64 LibreOffice_project/1048a8393ae2eeec98dff31b5c133c5f1d08b890</meta:generator>
  </office:meta>
</office:document-meta>
</file>